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136717d"/>
    </style:style>
    <style:style style:name="P3" style:family="paragraph" style:parent-style-name="Text_20_body">
      <style:text-properties officeooo:rsid="01784571" officeooo:paragraph-rsid="01784571"/>
    </style:style>
    <style:style style:name="P4" style:family="paragraph" style:parent-style-name="Text_20_body">
      <style:text-properties officeooo:rsid="017b8f7f" officeooo:paragraph-rsid="017b8f7f"/>
    </style:style>
    <style:style style:name="P5" style:family="paragraph" style:parent-style-name="Text_20_body">
      <style:text-properties fo:font-weight="normal" officeooo:rsid="019ed7ef" officeooo:paragraph-rsid="01a45014" style:font-weight-asian="normal" style:font-weight-complex="normal"/>
    </style:style>
    <style:style style:name="P6" style:family="paragraph" style:parent-style-name="Text_20_body">
      <style:text-properties fo:font-weight="normal" officeooo:rsid="01a345f8" officeooo:paragraph-rsid="01a345f8" style:font-weight-asian="normal" style:font-weight-complex="normal"/>
    </style:style>
    <style:style style:name="P7" style:family="paragraph" style:parent-style-name="Text_20_body">
      <style:text-properties officeooo:paragraph-rsid="019745fa"/>
    </style:style>
    <style:style style:name="P8" style:family="paragraph" style:parent-style-name="Text_20_body">
      <style:text-properties officeooo:rsid="019a072c" officeooo:paragraph-rsid="019a072c"/>
    </style:style>
    <style:style style:name="P9" style:family="paragraph" style:parent-style-name="Text_20_body">
      <style:text-properties officeooo:rsid="019a072c" officeooo:paragraph-rsid="019bb6fa"/>
    </style:style>
    <style:style style:name="P10" style:family="paragraph" style:parent-style-name="Text_20_body">
      <style:text-properties fo:font-weight="bold" officeooo:rsid="01a09a46" officeooo:paragraph-rsid="01a09a46" style:font-weight-asian="bold" style:font-weight-complex="bold"/>
    </style:style>
    <style:style style:name="P11" style:family="paragraph" style:parent-style-name="Text_20_body">
      <style:text-properties fo:font-weight="bold" officeooo:rsid="01a345f8" officeooo:paragraph-rsid="01a345f8" style:font-weight-asian="bold" style:font-weight-complex="bold"/>
    </style:style>
    <style:style style:name="P12" style:family="paragraph" style:parent-style-name="Text_20_body">
      <style:text-properties officeooo:paragraph-rsid="019d6abd"/>
    </style:style>
    <style:style style:name="P13" style:family="paragraph" style:parent-style-name="Text_20_body">
      <style:text-properties officeooo:paragraph-rsid="019bb6fa"/>
    </style:style>
    <style:style style:name="P14" style:family="paragraph" style:parent-style-name="Text_20_body">
      <style:text-properties officeooo:rsid="019ed7ef" officeooo:paragraph-rsid="01a45014"/>
    </style:style>
    <style:style style:name="P15" style:family="paragraph" style:parent-style-name="Text_20_body">
      <style:text-properties officeooo:paragraph-rsid="0159f874"/>
    </style:style>
    <style:style style:name="P16" style:family="paragraph" style:parent-style-name="Text_20_body">
      <style:text-properties officeooo:paragraph-rsid="01a09a46"/>
    </style:style>
    <style:style style:name="P17" style:family="paragraph" style:parent-style-name="Text_20_body">
      <style:text-properties officeooo:paragraph-rsid="01a2f0e3"/>
    </style:style>
    <style:style style:name="P18" style:family="paragraph" style:parent-style-name="Text_20_body">
      <style:text-properties officeooo:rsid="017d27c0" officeooo:paragraph-rsid="017d27c0"/>
    </style:style>
    <style:style style:name="P19" style:family="paragraph" style:parent-style-name="Text_20_body">
      <style:text-properties officeooo:paragraph-rsid="01a70082"/>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76f8f6" style:font-weight-asian="bold" style:font-weight-complex="bold"/>
    </style:style>
    <style:style style:name="T7" style:family="text">
      <style:text-properties fo:font-weight="bold" officeooo:rsid="01827b95" style:font-weight-asian="bold" style:font-weight-complex="bold"/>
    </style:style>
    <style:style style:name="T8" style:family="text">
      <style:text-properties fo:font-weight="bold" officeooo:rsid="018013a3" style:font-weight-asian="bold" style:font-weight-complex="bold"/>
    </style:style>
    <style:style style:name="T9" style:family="text">
      <style:text-properties fo:font-weight="bold" officeooo:rsid="01892d95" style:font-weight-asian="bold" style:font-weight-complex="bold"/>
    </style:style>
    <style:style style:name="T10" style:family="text">
      <style:text-properties fo:font-weight="bold" officeooo:rsid="019626f4" style:font-weight-asian="bold" style:font-weight-complex="bold"/>
    </style:style>
    <style:style style:name="T11" style:family="text">
      <style:text-properties fo:font-weight="bold" officeooo:rsid="0196c2bb" style:font-weight-asian="bold" style:font-weight-complex="bold"/>
    </style:style>
    <style:style style:name="T12" style:family="text">
      <style:text-properties fo:font-weight="bold" officeooo:rsid="019745fa" style:font-weight-asian="bold" style:font-weight-complex="bold"/>
    </style:style>
    <style:style style:name="T13" style:family="text">
      <style:text-properties fo:font-weight="bold" officeooo:rsid="019bb6fa" style:font-weight-asian="bold" style:font-weight-complex="bold"/>
    </style:style>
    <style:style style:name="T14" style:family="text">
      <style:text-properties fo:font-weight="bold" officeooo:rsid="019d6abd" style:font-weight-asian="bold" style:font-weight-complex="bold"/>
    </style:style>
    <style:style style:name="T15" style:family="text">
      <style:text-properties fo:font-weight="bold" officeooo:rsid="01a345f8" style:font-weight-asian="bold" style:font-weight-complex="bold"/>
    </style:style>
    <style:style style:name="T16" style:family="text">
      <style:text-properties fo:font-weight="bold" officeooo:rsid="01a45014" style:font-weight-asian="bold" style:font-weight-complex="bold"/>
    </style:style>
    <style:style style:name="T17" style:family="text">
      <style:text-properties fo:font-weight="bold" officeooo:rsid="01a575e4" style:font-weight-asian="bold" style:font-weight-complex="bold"/>
    </style:style>
    <style:style style:name="T18" style:family="text">
      <style:text-properties fo:font-weight="bold" officeooo:rsid="017c1f14" style:font-weight-asian="bold" style:font-weight-complex="bold"/>
    </style:style>
    <style:style style:name="T19" style:family="text">
      <style:text-properties fo:font-weight="bold" officeooo:rsid="01a70082"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18013a3" style:font-weight-asian="normal" style:font-weight-complex="normal"/>
    </style:style>
    <style:style style:name="T22" style:family="text">
      <style:text-properties fo:font-weight="normal" officeooo:rsid="01892d95" style:font-weight-asian="normal" style:font-weight-complex="normal"/>
    </style:style>
    <style:style style:name="T23" style:family="text">
      <style:text-properties fo:font-weight="normal" officeooo:rsid="0189a9f4" style:font-weight-asian="normal" style:font-weight-complex="normal"/>
    </style:style>
    <style:style style:name="T24" style:family="text">
      <style:text-properties fo:font-weight="normal" officeooo:rsid="019134c6" style:font-weight-asian="normal" style:font-weight-complex="normal"/>
    </style:style>
    <style:style style:name="T25" style:family="text">
      <style:text-properties fo:font-weight="normal" officeooo:rsid="019626f4" style:font-weight-asian="normal" style:font-weight-complex="normal"/>
    </style:style>
    <style:style style:name="T26" style:family="text">
      <style:text-properties fo:font-weight="normal" officeooo:rsid="019745fa" style:font-weight-asian="normal" style:font-weight-complex="normal"/>
    </style:style>
    <style:style style:name="T27" style:family="text">
      <style:text-properties fo:font-weight="normal" officeooo:rsid="019a072c" style:font-weight-asian="normal" style:font-weight-complex="normal"/>
    </style:style>
    <style:style style:name="T28" style:family="text">
      <style:text-properties fo:font-weight="normal" officeooo:rsid="019bb6fa" style:font-weight-asian="normal" style:font-weight-complex="normal"/>
    </style:style>
    <style:style style:name="T29" style:family="text">
      <style:text-properties fo:font-weight="normal" officeooo:rsid="019c4f2d" style:font-weight-asian="normal" style:font-weight-complex="normal"/>
    </style:style>
    <style:style style:name="T30" style:family="text">
      <style:text-properties fo:font-weight="normal" officeooo:rsid="019d6abd" style:font-weight-asian="normal" style:font-weight-complex="normal"/>
    </style:style>
    <style:style style:name="T31" style:family="text">
      <style:text-properties fo:font-weight="normal" officeooo:rsid="019ed7ef" style:font-weight-asian="normal" style:font-weight-complex="normal"/>
    </style:style>
    <style:style style:name="T32" style:family="text">
      <style:text-properties fo:font-weight="normal" officeooo:rsid="01a09a46" style:font-weight-asian="normal" style:font-weight-complex="normal"/>
    </style:style>
    <style:style style:name="T33" style:family="text">
      <style:text-properties fo:font-weight="normal" officeooo:rsid="01a14cc8" style:font-weight-asian="normal" style:font-weight-complex="normal"/>
    </style:style>
    <style:style style:name="T34" style:family="text">
      <style:text-properties fo:font-weight="normal" officeooo:rsid="01a1ff6f" style:font-weight-asian="normal" style:font-weight-complex="normal"/>
    </style:style>
    <style:style style:name="T35" style:family="text">
      <style:text-properties fo:font-weight="normal" officeooo:rsid="01a2f0e3" style:font-weight-asian="normal" style:font-weight-complex="normal"/>
    </style:style>
    <style:style style:name="T36" style:family="text">
      <style:text-properties fo:font-weight="normal" officeooo:rsid="01a345f8" style:font-weight-asian="normal" style:font-weight-complex="normal"/>
    </style:style>
    <style:style style:name="T37" style:family="text">
      <style:text-properties fo:font-weight="normal" officeooo:rsid="01a45014" style:font-weight-asian="normal" style:font-weight-complex="normal"/>
    </style:style>
    <style:style style:name="T38" style:family="text">
      <style:text-properties fo:font-weight="normal" officeooo:rsid="01a575e4" style:font-weight-asian="normal" style:font-weight-complex="normal"/>
    </style:style>
    <style:style style:name="T39" style:family="text">
      <style:text-properties fo:font-weight="normal" officeooo:rsid="017c1f14" style:font-weight-asian="normal" style:font-weight-complex="normal"/>
    </style:style>
    <style:style style:name="T40" style:family="text">
      <style:text-properties officeooo:rsid="00e51007"/>
    </style:style>
    <style:style style:name="T41" style:family="text">
      <style:text-properties officeooo:rsid="01548716"/>
    </style:style>
    <style:style style:name="T42" style:family="text">
      <style:text-properties style:text-position="super 58%" fo:font-weight="normal" style:font-weight-asian="normal" style:font-weight-complex="normal"/>
    </style:style>
    <style:style style:name="T43" style:family="text">
      <style:text-properties officeooo:rsid="01879d12"/>
    </style:style>
    <style:style style:name="T44" style:family="text">
      <style:text-properties officeooo:rsid="019626f4"/>
    </style:style>
    <style:style style:name="T45" style:family="text">
      <style:text-properties officeooo:rsid="0196c2bb"/>
    </style:style>
    <style:style style:name="T46" style:family="text">
      <style:text-properties officeooo:rsid="019d6abd"/>
    </style:style>
    <style:style style:name="T47" style:family="text">
      <style:text-properties fo:font-style="normal" fo:font-weight="normal" officeooo:rsid="01a14cc8" style:font-style-asian="normal" style:font-weight-asian="normal" style:font-style-complex="normal" style:font-weight-complex="normal"/>
    </style:style>
    <style:style style:name="T48" style:family="text">
      <style:text-properties fo:font-style="normal" fo:font-weight="normal" officeooo:rsid="01a2f0e3"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45">29 June</text:span> 201<text:span text:style-name="T41">6</text:span> transmission <text:span text:style-name="T43">30 June / 1 July</text:span> 201<text:span text:style-name="T41">6</text:span></text:p>
      <text:p text:style-name="P15"><text:span text:style-name="T2">[0]</text:span><text:span text:style-name="T40"> Yeah, the gurgliest tune on BCB tells you that this is IT Stuff, a monthly dollop of derp from the world of information technology. Hello users! We’re here to make you feel inadequate, we being Kriss and Dick and Shi.</text:span></text:p>
      <text:p text:style-name="P10">[2 Min]<text:span text:style-name="T20"> If I say the words No Mans Sky, you three are all going to get very agitated. Whats up with that then? </text:span><text:span text:style-name="T38">Trademark problems. </text:span><text:span text:style-name="T20">It would have been out for just over a week now, but it’s been delayed until 9</text:span><text:span text:style-name="T42">th</text:span><text:span text:style-name="T20"> August.</text:span></text:p>
      <text:p text:style-name="P17"><text:span text:style-name="T8">[</text:span><text:span text:style-name="T16">5</text:span><text:span text:style-name="T8"> Min]</text:span><text:span text:style-name="T21"> </text:span><text:span text:style-name="T29">So if you’ve had a bad month just be glad you’re not Mark Zuckerberg. </text:span><text:span text:style-name="T32">F</text:span><text:span text:style-name="T29">irst, he had his Twitter hacked and he had his Pinterest hacked. You know last month we mentioned about the huge Linkedin password leak, well apparently Zuck’s Linkedin password was pathetic. It was ‘dadada’. And apparently he used the same password on <text:s/>Twitter and Pinterest and hadn’t changed it.</text:span></text:p>
      <text:p text:style-name="P17"><text:span text:style-name="T29">But instead of hiding in shame all month he was everywhere. </text:span><text:span text:style-name="T30">In particular</text:span><text:span text:style-name="T29"> he did a live </text:span><text:span text:style-name="T30">video question-and-answer session on Facebook. This is what happened: </text:span><text:span text:style-name="T14">[NOTALIZARD.WAV]</text:span></text:p>
      <text:p text:style-name="P12"><text:span text:style-name="T30">Well. In the same session he said “</text:span>One day, I believe we’ll be able to send full rich thoughts to each other directly using technology. You’ll just be able to think of something and your friends will immediately be able to experience it too if you’d like”. <text:span text:style-name="T46">Telepathy! And s</text:span><text:span text:style-name="T30">omeone spotted that he’s got tape stuck over his lappy’s camera and bunged up the microphone jack. </text:span></text:p>
      <text:p text:style-name="P16"><text:span text:style-name="T10">[</text:span><text:span text:style-name="T17">8</text:span><text:span text:style-name="T13"> Min]</text:span><text:span text:style-name="T28"> </text:span><text:span text:style-name="T32">Now for something completely different. Reddit user FiletOfFish1066 (that’s a great nym) posted that he’d been sacked from his $95,000 a year </text:span><text:span text:style-name="T33">software testing job. Six years ago he </text:span><text:span text:style-name="T35">invested <text:s/>a few months</text:span><text:span text:style-name="T33"> automat</text:span><text:span text:style-name="T35">ing his own job.</text:span><text:span text:style-name="T33"> Everything. It was so successful he spent six years</text:span><text:span text:style-name="T47"> </text:span><text:span text:style-name="Emphasis"><text:span text:style-name="T47">playing League of Legends, browsing reddit and going to the gym while his scripts took care of the </text:span></text:span><text:span text:style-name="Emphasis"><text:span text:style-name="T48">boring </text:span></text:span><text:span text:style-name="Emphasis"><text:span text:style-name="T47">work thing. “</text:span></text:span><text:span text:style-name="Emphasis"><text:span text:style-name="T33">I had no friends at work so nobody ever talked to me except my boss and occasionally the devs for the software I was testing</text:span></text:span><text:span text:style-name="Emphasis"><text:span text:style-name="T47">” And then they found out, and then they sacked him. I don’t get it. What did he do wrong?</text:span></text:span></text:p>
      <text:p text:style-name="P13"><text:span text:style-name="T10">[1</text:span><text:span text:style-name="T19">1</text:span><text:span text:style-name="T13"> Min]</text:span><text:span text:style-name="T28"> </text:span><text:span text:style-name="T33">Quick Windows 10 Update. </text:span><text:span text:style-name="T38">You’ve only got a couple of weeks left to get a free install of Windows 10. It’s quite painless, in fact we recommend it, because someone in America just sued Microsoft and won ten thousand dollars after an automatic upgrade went horribly wrong. Windows 10 left her system performing poorly, prone to crashing, and unusable for multiple days (it says here). Ten thousand dollars! That’s a great discount!</text:span></text:p>
      <text:p text:style-name="P19"><text:span text:style-name="T6">[</text:span><text:span text:style-name="T18">1</text:span><text:span text:style-name="T19">3</text:span><text:span text:style-name="T18"> Min]</text:span><text:span text:style-name="T39"> </text:span><text:span text:style-name="T27">You’re listening to IT Stuff on BCB Radio 106.6 FM. </text:span><text:span text:style-name="T31">To all the lizard people of Bradford, Welcome! </text:span><text:span text:style-name="T37">A</text:span><text:span text:style-name="T23">nd now it’s time for Shi’s World of Stuff! </text:span><text:span text:style-name="T30">Unfortunately there’s a slight hitch with that, you’ve ordered some stuff but it hasn’t turned up yet: </text:span></text:p>
      <text:p text:style-name="P19"><text:span text:style-name="T24">Bela is an embedded system for real-time audio processing with ultra-low latency. Based on the BeagleBone Black single-board computer and featuring a custom hardware and software environment, Bela integrates audio processing and sensor connectivity in a single high-performance package.</text:span></text:p>
      <text:p text:style-name="P14"><text:span text:style-name="T24">S</text:span><text:span text:style-name="T20">o let’s do Anniversary Corner instead. </text:span><text:span text:style-name="T1">[ANNIVERSARY.WAV]</text:span></text:p>
      <text:p text:style-name="P5"><text:span text:style-name="T33">It’s the Twentieth Birthday of Quake! The game that made dingey brown interiors trendy. Wow, doesn’t time fly. Remember when we all obsessed about the frame rate? </text:span></text:p>
      <text:p text:style-name="P8"><text:span text:style-name="T10">[</text:span><text:span text:style-name="T1">1</text:span><text:span text:style-name="T19">7</text:span><text:span text:style-name="T1"> Min]</text:span><text:span text:style-name="T20"> Now it’s time for a new feature here on IT Stuff, and a new feature means a new jingle! so keeping you up to date with Artificial Intelligence, here’s Singularity Watch! </text:span><text:span text:style-name="T1">[SINGJING.WAV]</text:span></text:p>
      <text:p text:style-name="P9"><text:span text:style-name="T25">T</text:span><text:span text:style-name="T20">his month we’ve been watching a </text:span><text:span text:style-name="T28">science fiction movie with a computer generated script, they fed dozens of movie scripts into an AI called Benjamin, out came a script, and then they got real human actors to film it. It’s called Sunspring and as far as anybody can tell (cos it’s mostly gibberish) it seems to be a love triangle on a space station. Here’s an extract: </text:span><text:span text:style-name="T13">[SUNSPRING.WAV]</text:span></text:p>
      <text:p text:style-name="P9"><text:span text:style-name="T28">The best bits are the costumes and the performances, the worst part is the script to be honest. In case </text:span><text:soft-page-break/><text:span text:style-name="T28">you’re wondering it doesn’t pass the Bechdel test, not surprising considering the corpus it was trained on. If you want to watch it, search on Youtube for Sunspring.</text:span></text:p>
      <text:p text:style-name="P18"><text:span text:style-name="T6">[</text:span><text:span text:style-name="T17">20</text:span><text:span text:style-name="T6"> </text:span><text:span text:style-name="T1">Min]</text:span><text:span text:style-name="T20"> </text:span><text:span text:style-name="T34">Moving on, regular consumers of this show will know that this is the point in the show when we like to hash-include a sliced up lump of podcast from last year’s Leeds Hack event. </text:span><text:span text:style-name="T36">On this occasion Brian is talking to Wes and Chris who are, well, er, its complicated.</text:span></text:p>
      <text:p text:style-name="P11">[WESCHRISDEWBRICK.WAV] [4m 44s]</text:p>
      <text:p text:style-name="P6">I told you it was complicated. This is why I’m not a techical architect.</text:p>
      <text:p text:style-name="P4"><text:span text:style-name="T6">[</text:span><text:span text:style-name="T1">2</text:span><text:span text:style-name="T11">5</text:span><text:span text:style-name="T1"> Min]</text:span><text:span text:style-name="T20"> </text:span><text:span text:style-name="T22">And now to finish off the show, </text:span><text:span text:style-name="T26">let’s introduce you to the oeuvre of Richard Cheese. See Dick, he calls himself Richard. Dignity, he’s got. Anyway Mr Cheese was so moved by the Brexit thing that he gave away all his albums for one day only. What a nice man! Anyway here’s a couple of his uplifting tunes. Cheerio!</text:span></text:p>
      <text:p text:style-name="P3"><text:span text:style-name="T6">[</text:span><text:span text:style-name="T1">2</text:span><text:span text:style-name="T11">6</text:span><text:span text:style-name="T1"> min </text:span><text:span text:style-name="T9">1</text:span><text:span text:style-name="T11">2</text:span><text:span text:style-name="T7"> sec</text:span><text:span text:style-name="T1">] </text:span><text:span text:style-name="T11">CHEESE</text:span><text:span text:style-name="T1">.WAV </text:span><text:span text:style-name="T9">[</text:span><text:span text:style-name="T11">3</text:span><text:span text:style-name="T9"> min </text:span><text:span text:style-name="T11">40</text:span><text:span text:style-name="T9"> sec]</text:span></text:p>
      <text:p text:style-name="P2"><text:span text:style-name="T3">[29 min 5</text:span><text:span text:style-name="T4">2</text:span><text:span text:style-name="T3"> sec] end</text:span></text:p>
      <text:p text:style-name="P7"><text:span text:style-name="T3">M</text:span><text:span text:style-name="T5">usicstuffs:<text:line-break/></text:span><text:span text:style-name="T11">Richard Cheese<text:line-break/>(1) Only Happy When It Rains </text:span><text:span text:style-name="T12">https://www.youtube.com/watch?v=3OudrKq7K_Q</text:span><text:span text:style-name="T11"><text:line-break/>(2) Imagine <text:s/></text:span><text:span text:style-name="T12">https://www.youtube.com/watch?v=-sS4eISNtWQ</text:span></text:p>
      <text:p text:style-name="P7"><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06-29T13:46:07.733134523</dc:date>
    <meta:editing-duration>PT7H47M46S</meta:editing-duration>
    <meta:editing-cycles>67</meta:editing-cycles>
    <meta:generator>LibreOffice/5.1.3.2$Linux_X86_64 LibreOffice_project/10m0$Build-2</meta:generator>
    <meta:document-statistic meta:table-count="0" meta:image-count="0" meta:object-count="0" meta:page-count="2" meta:paragraph-count="22" meta:word-count="870" meta:character-count="5014" meta:non-whitespace-character-count="4160"/>
  </office:meta>
</office:document-meta>
</file>